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5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6.72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shura, the Destructor on Ryoryu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shura, the Destructor on Ryoryu 1</text:p>
          </table:table-cell>
          <table:table-cell office:value-type="string">
            <text:p>Ashura, the Destructor on Ryoryu 2</text:p>
          </table:table-cell>
          <table:table-cell office:value-type="string">
            <text:p>Ashura, the Destructor on Ryoryu 3</text:p>
          </table:table-cell>
          <table:table-cell office:value-type="string">
            <text:p>Ashura, the Destructor on Ryoryu 4</text:p>
          </table:table-cell>
          <table:table-cell table:number-columns-repeated="2"/>
        </table:table-row>
        <table:table-row table:style-name="ro1">
          <table:table-cell office:value-type="string">
            <text:p>Baihu, Tsurugi Hero on Tao Tie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Baihu, Tsurugi Hero on Tao Tie 1</text:p>
          </table:table-cell>
          <table:table-cell office:value-type="string">
            <text:p>Baihu, Tsurugi Hero on Tao Tie 2</text:p>
          </table:table-cell>
          <table:table-cell office:value-type="string">
            <text:p>Baihu, Tsurugi Hero on Tao Tie 3</text:p>
          </table:table-cell>
          <table:table-cell table:number-columns-repeated="3"/>
        </table:table-row>
        <table:table-row table:style-name="ro1">
          <table:table-cell office:value-type="string">
            <text:p>Barisuta Hero on Denglong</text:p>
          </table:table-cell>
          <table:table-cell office:value-type="currency" office:currency="EUR" office:value="27">
            <text:p>27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Barisuta Hero on Denglong 1</text:p>
          </table:table-cell>
          <table:table-cell office:value-type="string">
            <text:p>Barisuta Hero on Denglong 2</text:p>
          </table:table-cell>
          <table:table-cell office:value-type="string">
            <text:p>Barisuta Hero on Denglong 3</text:p>
          </table:table-cell>
          <table:table-cell table:number-columns-repeated="3"/>
        </table:table-row>
        <table:table-row table:style-name="ro1">
          <table:table-cell office:value-type="string">
            <text:p>Barisuta Hero on Denglong Cavalier</text:p>
          </table:table-cell>
          <table:table-cell office:value-type="currency" office:currency="EUR" office:value="28">
            <text:p>2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Barisuta Hero on Denglong 1</text:p>
          </table:table-cell>
          <table:table-cell office:value-type="string">
            <text:p>Barisuta Hero on Denglong 2</text:p>
          </table:table-cell>
          <table:table-cell office:value-type="string">
            <text:p>Barisuta Hero on Denglong 3</text:p>
          </table:table-cell>
          <table:table-cell table:number-columns-repeated="3"/>
        </table:table-row>
        <table:table-row table:style-name="ro1">
          <table:table-cell office:value-type="string">
            <text:p>Bái Zé</text:p>
          </table:table-cell>
          <table:table-cell office:value-type="currency" office:currency="EUR" office:value="51">
            <text:p>51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Bái Zé 1</text:p>
          </table:table-cell>
          <table:table-cell office:value-type="string">
            <text:p>Bái Zé 2</text:p>
          </table:table-cell>
          <table:table-cell office:value-type="string">
            <text:p>Bái Zé 2</text:p>
          </table:table-cell>
          <table:table-cell table:number-columns-repeated="3"/>
        </table:table-row>
        <table:table-row table:style-name="ro1">
          <table:table-cell office:value-type="string">
            <text:p>Chūkōnu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Chūkōnu Etat-Major 1</text:p>
          </table:table-cell>
          <table:table-cell office:value-type="string">
            <text:p>Chūkōnu Etat-Major 2</text:p>
          </table:table-cell>
          <table:table-cell office:value-type="string">
            <text:p>Chūkōnu Etat-Major 3</text:p>
          </table:table-cell>
          <table:table-cell table:number-columns-repeated="3"/>
        </table:table-row>
        <table:table-row table:style-name="ro1">
          <table:table-cell office:value-type="string">
            <text:p>Chūkōnu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Chūkōnu x10 1</text:p>
          </table:table-cell>
          <table:table-cell office:value-type="string">
            <text:p>Chūkōnu x10 2</text:p>
          </table:table-cell>
          <table:table-cell office:value-type="string">
            <text:p>Chūkōnu x10 3</text:p>
          </table:table-cell>
          <table:table-cell office:value-type="string">
            <text:p>Chūkōnu x10 4</text:p>
          </table:table-cell>
          <table:table-cell table:number-columns-repeated="2"/>
        </table:table-row>
        <table:table-row table:style-name="ro1">
          <table:table-cell office:value-type="string">
            <text:p>Dakumun Shinobi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Dakumun Shinobi Etat-Major 1</text:p>
          </table:table-cell>
          <table:table-cell office:value-type="string">
            <text:p>Dakumun Shinobi Etat-Major 2</text:p>
          </table:table-cell>
          <table:table-cell table:number-columns-repeated="4"/>
        </table:table-row>
        <table:table-row table:style-name="ro1">
          <table:table-cell office:value-type="string">
            <text:p>Dakumun Shinobi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Dakumun Shinobi x10 1</text:p>
          </table:table-cell>
          <table:table-cell office:value-type="string">
            <text:p>Dakumun Shinobi x10 2</text:p>
          </table:table-cell>
          <table:table-cell office:value-type="string">
            <text:p>Dakumun Shinobi x10 3</text:p>
          </table:table-cell>
          <table:table-cell office:value-type="string">
            <text:p>Dakumun Shinobi x10 4</text:p>
          </table:table-cell>
          <table:table-cell table:number-columns-repeated="2"/>
        </table:table-row>
        <table:table-row table:style-name="ro1">
          <table:table-cell office:value-type="string">
            <text:p>Fuma Shuriken Shinobi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Fuma Shuriken Shinobi Hero 1</text:p>
          </table:table-cell>
          <table:table-cell office:value-type="string">
            <text:p>Fuma Shuriken Shinobi Hero 2</text:p>
          </table:table-cell>
          <table:table-cell table:number-columns-repeated="4"/>
        </table:table-row>
        <table:table-row table:style-name="ro1">
          <table:table-cell office:value-type="string">
            <text:p>Hisui Guard Etat-Major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Hisui Guard Etat-Major 1</text:p>
          </table:table-cell>
          <table:table-cell table:number-columns-repeated="5"/>
        </table:table-row>
        <table:table-row table:style-name="ro1">
          <table:table-cell office:value-type="string">
            <text:p>Hisui Guard x10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Hisui Guard x10 1</text:p>
          </table:table-cell>
          <table:table-cell table:number-columns-repeated="5"/>
        </table:table-row>
        <table:table-row table:style-name="ro1">
          <table:table-cell office:value-type="string">
            <text:p>Junichiro on Baku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60x40 mm</text:p>
          </table:table-cell>
          <table:table-cell office:value-type="string">
            <text:p>90x52 mm</text:p>
          </table:table-cell>
          <table:table-cell office:value-type="string">
            <text:p>Junichiro on Baku 1</text:p>
          </table:table-cell>
          <table:table-cell table:number-columns-repeated="5"/>
        </table:table-row>
        <table:table-row table:style-name="ro1">
          <table:table-cell office:value-type="string">
            <text:p>Junichiro on foot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Junichiro on foot 1</text:p>
          </table:table-cell>
          <table:table-cell table:number-columns-repeated="5"/>
        </table:table-row>
        <table:table-row table:style-name="ro1">
          <table:table-cell office:value-type="string">
            <text:p>Kaguya, Moonlight Priestess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Kaguya, Moonlight Priestess 1</text:p>
          </table:table-cell>
          <table:table-cell table:number-columns-repeated="5"/>
        </table:table-row>
        <table:table-row table:style-name="ro1">
          <table:table-cell office:value-type="string">
            <text:p>Kamaitachi Riders x5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amaitachi Riders x5 1</text:p>
          </table:table-cell>
          <table:table-cell table:number-columns-repeated="5"/>
        </table:table-row>
        <table:table-row table:style-name="ro1">
          <table:table-cell office:value-type="string">
            <text:p>Ketsueki Altar</text:p>
          </table:table-cell>
          <table:table-cell office:value-type="currency" office:currency="EUR" office:value="66">
            <text:p>66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Ketsueki Altar 1</text:p>
          </table:table-cell>
          <table:table-cell office:value-type="string">
            <text:p>Ketsueki Altar 2</text:p>
          </table:table-cell>
          <table:table-cell office:value-type="string">
            <text:p>Ketsueki Altar 3</text:p>
          </table:table-cell>
          <table:table-cell office:value-type="string">
            <text:p>Ketsueki Altar 4</text:p>
          </table:table-cell>
          <table:table-cell table:number-columns-repeated="2"/>
        </table:table-row>
        <table:table-row table:style-name="ro1">
          <table:table-cell office:value-type="string">
            <text:p>Koi, Mystic Leviathan</text:p>
          </table:table-cell>
          <table:table-cell office:value-type="currency" office:currency="EUR" office:value="95">
            <text:p>95,00 €</text:p>
          </table:table-cell>
          <table:table-cell office:value-type="string">
            <text:p>170x140 mm</text:p>
          </table:table-cell>
          <table:table-cell office:value-type="string">
            <text:p>170x105 mm</text:p>
          </table:table-cell>
          <table:table-cell office:value-type="string">
            <text:p>Koi, Mystic Leviathan 1</text:p>
          </table:table-cell>
          <table:table-cell table:number-columns-repeated="5"/>
        </table:table-row>
        <table:table-row table:style-name="ro1">
          <table:table-cell office:value-type="string">
            <text:p>Kurosubō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Kurosubō Hero 1</text:p>
          </table:table-cell>
          <table:table-cell office:value-type="string">
            <text:p>Kurosubō Hero 2</text:p>
          </table:table-cell>
          <table:table-cell office:value-type="string">
            <text:p>Kurosubō Hero 3</text:p>
          </table:table-cell>
          <table:table-cell office:value-type="string">
            <text:p>Kurosubō Hero 4</text:p>
          </table:table-cell>
          <table:table-cell table:number-columns-repeated="2"/>
        </table:table-row>
        <table:table-row table:style-name="ro1">
          <table:table-cell office:value-type="string">
            <text:p>Kyoryu Knights Etat-Major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yoryu Knights Etat-Major 1</text:p>
          </table:table-cell>
          <table:table-cell office:value-type="string">
            <text:p>Kyoryu Knights Etat-Major 2</text:p>
          </table:table-cell>
          <table:table-cell office:value-type="string">
            <text:p>Kyoryu Knights Etat-Major 3</text:p>
          </table:table-cell>
          <table:table-cell table:number-columns-repeated="3"/>
        </table:table-row>
        <table:table-row table:style-name="ro1">
          <table:table-cell office:value-type="string">
            <text:p>Kyoryu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yoryu Knights x5 1</text:p>
          </table:table-cell>
          <table:table-cell table:number-columns-repeated="5"/>
        </table:table-row>
        <table:table-row table:style-name="ro1">
          <table:table-cell office:value-type="string">
            <text:p>Mihikso, Beastmaster on Qiong Qi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Mihikso, Beastmaster on Qiong Qi 1</text:p>
          </table:table-cell>
          <table:table-cell table:number-columns-repeated="5"/>
        </table:table-row>
        <table:table-row table:style-name="ro1">
          <table:table-cell office:value-type="string">
            <text:p>Night Elves Haidora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Night Elves Haidora 1</text:p>
          </table:table-cell>
          <table:table-cell table:number-columns-repeated="5"/>
        </table:table-row>
        <table:table-row table:style-name="ro1">
          <table:table-cell office:value-type="string">
            <text:p>Night Elves Kyoryu Chariot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Night Elves Kyoryu Chariot 1</text:p>
          </table:table-cell>
          <table:table-cell table:number-columns-repeated="5"/>
        </table:table-row>
        <table:table-row table:style-name="ro1">
          <table:table-cell office:value-type="string">
            <text:p>Night Elves Raiju</text:p>
          </table:table-cell>
          <table:table-cell office:value-type="currency" office:currency="EUR" office:value="44">
            <text:p>44,00 €</text:p>
          </table:table-cell>
          <table:table-cell office:value-type="string">
            <text:p>60x40 mm</text:p>
          </table:table-cell>
          <table:table-cell office:value-type="string">
            <text:p>90x52 mm</text:p>
          </table:table-cell>
          <table:table-cell office:value-type="string">
            <text:p>Night Elves Raiju 1</text:p>
          </table:table-cell>
          <table:table-cell table:number-columns-repeated="5"/>
        </table:table-row>
        <table:table-row table:style-name="ro1">
          <table:table-cell office:value-type="string">
            <text:p>Night Elves Repeater battery</text:p>
          </table:table-cell>
          <table:table-cell office:value-type="currency" office:currency="EUR" office:value="22">
            <text:p>22,00 €</text:p>
          </table:table-cell>
          <table:table-cell table:number-columns-repeated="2" office:value-type="string">
            <text:p>60 mm</text:p>
          </table:table-cell>
          <table:table-cell office:value-type="string">
            <text:p>Night Elves Repeater battery 1</text:p>
          </table:table-cell>
          <table:table-cell table:number-columns-repeated="5"/>
        </table:table-row>
        <table:table-row table:style-name="ro1">
          <table:table-cell office:value-type="string">
            <text:p>Nightfall Knights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Nightfall Knights Etat-Major 1</text:p>
          </table:table-cell>
          <table:table-cell table:number-columns-repeated="5"/>
        </table:table-row>
        <table:table-row table:style-name="ro1">
          <table:table-cell office:value-type="string">
            <text:p>Nightfall Knights x10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Nightfall Knights x10 1</text:p>
          </table:table-cell>
          <table:table-cell table:number-columns-repeated="5"/>
        </table:table-row>
        <table:table-row table:style-name="ro1">
          <table:table-cell office:value-type="string">
            <text:p>Onna Bugheisa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Onna Bugheisa Etat-Major 1</text:p>
          </table:table-cell>
          <table:table-cell table:number-columns-repeated="5"/>
        </table:table-row>
        <table:table-row table:style-name="ro1">
          <table:table-cell office:value-type="string">
            <text:p>Onna Bugheisa x5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Onna Bugheisa x5 1</text:p>
          </table:table-cell>
          <table:table-cell table:number-columns-repeated="5"/>
        </table:table-row>
        <table:table-row table:style-name="ro1">
          <table:table-cell office:value-type="string">
            <text:p>Shadow Knights x5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hadow Knights x5 1</text:p>
          </table:table-cell>
          <table:table-cell table:number-columns-repeated="5"/>
        </table:table-row>
        <table:table-row table:style-name="ro1">
          <table:table-cell office:value-type="string">
            <text:p>Shedo Knight Battle Standard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hedo Knight Battle Standard 1</text:p>
          </table:table-cell>
          <table:table-cell office:value-type="string">
            <text:p>Shedo Knight Battle Standard 2</text:p>
          </table:table-cell>
          <table:table-cell table:number-columns-repeated="4"/>
        </table:table-row>
        <table:table-row table:style-name="ro1">
          <table:table-cell office:value-type="string">
            <text:p>Shedo Knights on Longma Etat-Major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hedo Knights on Longma Etat-Major 1</text:p>
          </table:table-cell>
          <table:table-cell office:value-type="string">
            <text:p>Shedo Knights on Longma Etat-Major 2</text:p>
          </table:table-cell>
          <table:table-cell office:value-type="string">
            <text:p>Shedo Knights on Longma Etat-Major 3</text:p>
          </table:table-cell>
          <table:table-cell table:number-columns-repeated="3"/>
        </table:table-row>
        <table:table-row table:style-name="ro1">
          <table:table-cell office:value-type="string">
            <text:p>Shedo Knights on Longma x5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hedo Knights on Longma x5 1</text:p>
          </table:table-cell>
          <table:table-cell office:value-type="string">
            <text:p>Shedo Knights on Longma x5 2</text:p>
          </table:table-cell>
          <table:table-cell office:value-type="string">
            <text:p>Shedo Knights on Longma x5 3</text:p>
          </table:table-cell>
          <table:table-cell table:number-columns-repeated="3"/>
        </table:table-row>
        <table:table-row table:style-name="ro1">
          <table:table-cell office:value-type="string">
            <text:p>Shigeko, Miko on Sacrifice Ston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40x40 mm</text:p>
          </table:table-cell>
          <table:table-cell office:value-type="string">
            <text:p>60 mm</text:p>
          </table:table-cell>
          <table:table-cell office:value-type="string">
            <text:p>Shigeko, Miko on Sacrifice Stone 1</text:p>
          </table:table-cell>
          <table:table-cell table:number-columns-repeated="5"/>
        </table:table-row>
        <table:table-row table:style-name="ro1">
          <table:table-cell office:value-type="string">
            <text:p>Shiro, Chieftain on Tatsu</text:p>
          </table:table-cell>
          <table:table-cell office:value-type="currency" office:currency="EUR" office:value="66">
            <text:p>66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Shiro, Chieftain on Tatsu 1</text:p>
          </table:table-cell>
          <table:table-cell table:number-columns-repeated="5"/>
        </table:table-row>
        <table:table-row table:style-name="ro1">
          <table:table-cell office:value-type="string">
            <text:p>Tao Wu</text:p>
          </table:table-cell>
          <table:table-cell office:value-type="currency" office:currency="EUR" office:value="65">
            <text:p>6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Tao Wu 1</text:p>
          </table:table-cell>
          <table:table-cell office:value-type="string">
            <text:p>Tao Wu 2</text:p>
          </table:table-cell>
          <table:table-cell office:value-type="string">
            <text:p>Tao Wu 3</text:p>
          </table:table-cell>
          <table:table-cell table:number-columns-repeated="3"/>
        </table:table-row>
        <table:table-row table:style-name="ro1">
          <table:table-cell office:value-type="string">
            <text:p>Tsuchinoko Naga Priestess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suchinoko Naga Priestess 1</text:p>
          </table:table-cell>
          <table:table-cell table:number-columns-repeated="5"/>
        </table:table-row>
        <table:table-row table:style-name="ro1">
          <table:table-cell office:value-type="string">
            <text:p>Tsurugi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Tsurugi Etat-Major 1</text:p>
          </table:table-cell>
          <table:table-cell office:value-type="string">
            <text:p>Tsurugi Etat-Major 2</text:p>
          </table:table-cell>
          <table:table-cell table:number-columns-repeated="4"/>
        </table:table-row>
        <table:table-row table:style-name="ro1">
          <table:table-cell office:value-type="string">
            <text:p>Tsurugi x10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Tsurugi x10 1</text:p>
          </table:table-cell>
          <table:table-cell office:value-type="string">
            <text:p>Tsurugi x10 2</text:p>
          </table:table-cell>
          <table:table-cell office:value-type="string">
            <text:p>Tsurugi x10 3</text:p>
          </table:table-cell>
          <table:table-cell table:number-columns-repeated="3"/>
        </table:table-row>
        <table:table-row table:style-name="ro1">
          <table:table-cell office:value-type="string">
            <text:p>Xiuying, Tsurugi Heroine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Xiuying, Tsurugi Heroine 1</text:p>
          </table:table-cell>
          <table:table-cell office:value-type="string">
            <text:p>Xiuying, Tsurugi Heroine 2</text:p>
          </table:table-cell>
          <table:table-cell office:value-type="string">
            <text:p>Xiuying, Tsurugi Heroine 3</text:p>
          </table:table-cell>
          <table:table-cell table:number-columns-repeated="3"/>
        </table:table-row>
        <table:table-row table:style-name="ro1">
          <table:table-cell office:value-type="string">
            <text:p>Yaachana Night Sorceress on Temma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Yaachana Night Sorceress on Temma 1</text:p>
          </table:table-cell>
          <table:table-cell office:value-type="string">
            <text:p>Yaachana Night Sorceress on Temma 2</text:p>
          </table:table-cell>
          <table:table-cell office:value-type="string">
            <text:p>Yaachana Night Sorceress on Temma 3</text:p>
          </table:table-cell>
          <table:table-cell office:value-type="string">
            <text:p>Yaachana Night Sorceress on Temma 4</text:p>
          </table:table-cell>
          <table:table-cell office:value-type="string">
            <text:p>Yaachana Night Sorceress on Temma 5</text:p>
          </table:table-cell>
          <table:table-cell/>
        </table:table-row>
        <table:table-row table:style-name="ro1">
          <table:table-cell office:value-type="string">
            <text:p>Yu Ming, Tsurugi Heroine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Yu Ming, Tsurugi Heroine 1</text:p>
          </table:table-cell>
          <table:table-cell office:value-type="string">
            <text:p>Yu Ming, Tsurugi Heroine 2</text:p>
          </table:table-cell>
          <table:table-cell office:value-type="string">
            <text:p>Yu Ming, Tsurugi Heroine 3</text:p>
          </table:table-cell>
          <table:table-cell table:number-columns-repeated="3"/>
        </table:table-row>
        <table:table-row table:style-name="ro1">
          <table:table-cell office:value-type="string">
            <text:p>Yumi, Yari Nagas Etat-Majo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Yumi, Yari Nagas Etat-Major 1</text:p>
          </table:table-cell>
          <table:table-cell office:value-type="string">
            <text:p>Yumi, Yari Nagas Etat-Major 2</text:p>
          </table:table-cell>
          <table:table-cell office:value-type="string">
            <text:p>Yumi, Yari Nagas Etat-Major 3</text:p>
          </table:table-cell>
          <table:table-cell office:value-type="string">
            <text:p>Yumi, Yari Nagas Etat-Major 4</text:p>
          </table:table-cell>
          <table:table-cell table:number-columns-repeated="2"/>
        </table:table-row>
        <table:table-row table:style-name="ro1">
          <table:table-cell office:value-type="string">
            <text:p>Yumi, Yari Nagas x5</text:p>
          </table:table-cell>
          <table:table-cell office:value-type="currency" office:currency="EUR" office:value="51">
            <text:p>51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Yumi, Yari Nagas x5 1</text:p>
          </table:table-cell>
          <table:table-cell office:value-type="string">
            <text:p>Yumi, Yari Nagas x5 2</text:p>
          </table:table-cell>
          <table:table-cell office:value-type="string">
            <text:p>Yumi, Yari Nagas x5 3</text:p>
          </table:table-cell>
          <table:table-cell office:value-type="string">
            <text:p>Yumi, Yari Nagas x5 4</text:p>
          </table:table-cell>
          <table:table-cell table:number-columns-repeated="2"/>
        </table:table-row>
        <table:table-row table:style-name="ro2">
          <table:table-cell office:value-type="string">
            <text:p>Sayuri, Guard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Sayuri, Guard Hero 1</text:p>
          </table:table-cell>
          <table:table-cell office:value-type="string">
            <text:p>Sayuri, Guard Hero 2</text:p>
          </table:table-cell>
          <table:table-cell table:number-columns-repeated="4"/>
        </table:table-row>
        <table:table-row table:style-name="ro2" table:number-rows-repeated="1048528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5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5:16:41.13</dc:date>
    <dc:creator>Ycham BOUNOUAR</dc:creator>
    <meta:editing-duration>PT21M54S</meta:editing-duration>
    <meta:editing-cycles>4</meta:editing-cycles>
    <meta:document-statistic meta:table-count="1" meta:cell-count="294" meta:object-count="0"/>
  </office:meta>
</office:document-meta>
</file>